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db4b5" officeooo:paragraph-rsid="000db4b5"/>
    </style:style>
    <style:style style:name="P2" style:family="paragraph" style:parent-style-name="Standard">
      <style:text-properties style:font-name="Arial" fo:font-weight="bold" officeooo:rsid="000db4b5" officeooo:paragraph-rsid="000db4b5" style:font-weight-asian="bold" style:font-weight-complex="bold"/>
    </style:style>
    <style:style style:name="P3" style:family="paragraph" style:parent-style-name="Standard">
      <style:text-properties style:font-name="Arial" fo:font-weight="bold" officeooo:rsid="00100db5" officeooo:paragraph-rsid="00100db5" style:font-weight-asian="bold" style:font-weight-complex="bold"/>
    </style:style>
    <style:style style:name="P4" style:family="paragraph" style:parent-style-name="Standard">
      <style:text-properties style:font-name="Arial" fo:font-weight="bold" officeooo:rsid="00108a92" officeooo:paragraph-rsid="00108a92" style:font-weight-asian="bold" style:font-weight-complex="bold"/>
    </style:style>
    <style:style style:name="P5" style:family="paragraph" style:parent-style-name="Standard">
      <style:text-properties style:font-name="Arial" officeooo:rsid="00100db5" officeooo:paragraph-rsid="00100db5"/>
    </style:style>
    <style:style style:name="P6" style:family="paragraph" style:parent-style-name="Standard">
      <style:text-properties style:font-name="Arial" officeooo:rsid="00108a92" officeooo:paragraph-rsid="00108a92"/>
    </style:style>
    <style:style style:name="T1" style:family="text">
      <style:text-properties officeooo:rsid="00100db5"/>
    </style:style>
    <style:style style:name="T2" style:family="text">
      <style:text-properties officeooo:rsid="00108a92"/>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Name:</text:span> Lewis Edwards</text:p>
      <text:p text:style-name="P1"><text:span text:style-name="T3">Classes Contributed to:</text:span> SaveManager</text:p>
      <text:p text:style-name="P2">System Contributed to:</text:p>
      <text:p text:style-name="P2">Subsystems Contributed to:</text:p>
      <text:p text:style-name="P2">Tests:</text:p>
      <text:p text:style-name="P1"><text:span text:style-name="T3">Manager Role:</text:span> Planning &amp; Quality Manager</text:p>
      <text:p text:style-name="P1"/>
      <text:p text:style-name="P1">Manager Report:</text:p>
      <text:p text:style-name="P1"/>
      <text:p text:style-name="P2">Is the team meeting often enough?</text:p>
      <text:p text:style-name="P1">Yes, definitely. In comparison to last assignment, the team has met (and recorded minutes for) on 8 occasions, in comparison to 3. The team also met on other occasions to do group programming.</text:p>
      <text:p text:style-name="P1"/>
      <text:p text:style-name="P2">Is the team following the minutes protocol?</text:p>
      <text:p text:style-name="P1">We are following the minutes protocol more closely than last assignment. We have used individual names for the things discussed in meetings and for things to do, so members had a more clear vision of <text:span text:style-name="T1">what was discussed, and what needs to be done.</text:span></text:p>
      <text:p text:style-name="P1"/>
      <text:p text:style-name="P3">Does the team use version control?</text:p>
      <text:p text:style-name="P5">Yes, we used Github in this assignment. We found it very useful for getting rid of clashes of clashes in different versions.</text:p>
      <text:p text:style-name="P5"/>
      <text:p text:style-name="P3">Are code inspections being carried out?</text:p>
      <text:p text:style-name="P5">Yes. With Github, all members were checking the code as updates were being implemented. 7 peoples eyes are far superior than 1, and this helped us keep errors to a minimum.</text:p>
      <text:p text:style-name="P5"/>
      <text:p text:style-name="P3">Do quality of all classes and sub-systems meet the team's quality standards? If not, what is recommended to fix this?</text:p>
      <text:p text:style-name="P5">We ensure<text:span text:style-name="T2">d</text:span> that the quality of our code is high. By carrying out code inspections with each update <text:span text:style-name="T2">that was made, all members checked the code, and made suggestions for changes, or made small corrections themselves.</text:span></text:p>
      <text:p text:style-name="P5"/>
      <text:p text:style-name="P4">What is our plan in case member A does not contribute?</text:p>
      <text:p text:style-name="P6">Our plan was to give all members equal amounts of the class that would have gone undone. This would spread the workload between all members equally.</text:p>
      <text:p text:style-name="P6"/>
      <text:p text:style-name="P6">“Lewis Edwards contributed to the SaveManager class. This class is responsible for saving the current game as a .txt file named “SaveGame”. As planning and quality manager, he was responsible for making sure the group met often enough to keep the bond between group members through the course of the assignment. He also took minutes for all formal meetings. He also implemented tests for his class, and ensured that he commented with doxygen cor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3:48:47.487000000</meta:creation-date>
    <dc:date>2014-03-27T14:58:00.382000000</dc:date>
    <meta:editing-duration>PT23M41S</meta:editing-duration>
    <meta:editing-cycles>1</meta:editing-cycles>
    <meta:document-statistic meta:table-count="0" meta:image-count="0" meta:object-count="0" meta:page-count="1" meta:paragraph-count="20" meta:word-count="344" meta:character-count="2032" meta:non-whitespace-character-count="1708"/>
    <meta:generator>LibreOffice/4.1.2.3$Windows_x86 LibreOffice_project/40b2d7fde7e8d2d7bc5a449dc65df4d08a7dd38</meta:generator>
  </office:meta>
</office:document-meta>
</file>